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1.02cm" fo:min-width="1.532cm"/>
    </style:style>
    <style:style style:name="gr2" style:family="graphic" style:parent-style-name="standard">
      <style:graphic-properties draw:fill="none" draw:fill-color="#729fcf" draw:textarea-horizontal-align="justify" draw:textarea-vertical-align="middle" draw:auto-grow-height="false" fo:min-height="1.579cm" fo:min-width="2.548cm"/>
    </style:style>
    <style:style style:name="gr3" style:family="graphic" style:parent-style-name="standard">
      <style:graphic-properties draw:fill="none" draw:fill-color="#729fcf" draw:textarea-horizontal-align="justify" draw:textarea-vertical-align="middle" draw:auto-grow-height="false" fo:min-height="1.782cm" fo:min-width="4.32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0.512cm" fo:min-width="1.532cm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0.512cm" fo:min-width="2.548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0.512cm" fo:min-width="2.294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0.512cm" fo:min-width="2.04cm"/>
    </style:style>
    <style:style style:name="gr9" style:family="graphic" style:parent-style-name="standard">
      <style:graphic-properties draw:fill="none" draw:fill-color="#729fcf" draw:textarea-horizontal-align="justify" draw:textarea-vertical-align="middle" draw:auto-grow-height="false" fo:min-height="1.02cm" fo:min-width="2.04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.051cm" fo:text-align="center"/>
    </style:style>
    <style:style style:name="P2" style:family="paragraph">
      <loext:graphic-properties draw:fill="none" draw:fill-color="#729fcf"/>
      <style:paragraph-properties fo:margin-top="0cm" fo:margin-bottom="0.051cm"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032cm" svg:height="1.27cm" svg:x="0.17cm" svg:y="8.599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032cm" svg:height="1.27cm" svg:x="4.57cm" svg:y="8.599cm">
          <text:p text:style-name="P1"><text:span text:style-name="T1">Repla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829cm" svg:x="13.47cm" svg:y="8.299cm">
          <text:p text:style-name="P1"><text:span text:style-name="T1">Cross s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048cm" svg:height="1.829cm" svg:x="17.67cm" svg:y="8.299cm">
          <text:p text:style-name="P1"><text:span text:style-name="T1">Rosenbluth</text:span></text:p>
          <text:p text:style-name="P1"><text:span text:style-name="T1">Separ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2.032cm" svg:x="16.97cm" svg:y="4.999cm">
          <text:p text:style-name="P1"><text:span text:style-name="T1">Transverse</text:span></text:p>
          <text:p text:style-name="P1"><text:span text:style-name="T1">Response Fun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26cm" svg:height="2.032cm" svg:x="16.87cm" svg:y="11.299cm">
          <text:p text:style-name="P1"><text:span text:style-name="T1">Longitudinal</text:span></text:p>
          <text:p text:style-name="P1"><text:span text:style-name="T1">Response Fun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602cm" svg:y1="9.246cm" svg:x2="13.47cm" svg:y2="9.246cm">
          <text:p/>
        </draw:line>
        <draw:line draw:style-name="gr4" draw:text-style-name="P3" draw:layer="layout" svg:x1="16.518cm" svg:y1="9.246cm" svg:x2="17.67cm" svg:y2="9.246cm">
          <text:p/>
        </draw:line>
        <draw:line draw:style-name="gr4" draw:text-style-name="P3" draw:layer="layout" svg:x1="19.202cm" svg:y1="8.299cm" svg:x2="19.202cm" svg:y2="7.031cm">
          <text:p/>
        </draw:line>
        <draw:line draw:style-name="gr4" draw:text-style-name="P3" draw:layer="layout" svg:x1="19.2cm" svg:y1="10.128cm" svg:x2="19.2cm" svg:y2="11.299cm">
          <text:p/>
        </draw:line>
        <draw:custom-shape draw:style-name="gr3" draw:text-style-name="P2" draw:layer="layout" svg:width="4.826cm" svg:height="2.032cm" svg:x="22.97cm" svg:y="11.299cm">
          <text:p text:style-name="P1"><text:span text:style-name="T1">Coulomb</text:span></text:p>
          <text:p text:style-name="P1"><text:span text:style-name="T1">Sum Rule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1.696cm" svg:y1="12.292cm" svg:x2="22.97cm" svg:y2="12.292cm">
          <text:p/>
        </draw:line>
        <draw:custom-shape draw:style-name="gr5" draw:text-style-name="P2" draw:layer="layout" svg:width="2.032cm" svg:height="0.762cm" svg:x="2.17cm" svg:y="6.278cm">
          <text:p text:style-name="P1"><text:span text:style-name="T1">Optic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202cm" svg:y1="9.246cm" svg:x2="4.57cm" svg:y2="9.246cm">
          <text:p/>
        </draw:line>
        <draw:line draw:style-name="gr4" draw:text-style-name="P3" draw:layer="layout" svg:x1="3.148cm" svg:y1="7.048cm" svg:x2="3.148cm" svg:y2="9.246cm">
          <text:p/>
        </draw:line>
        <draw:custom-shape draw:style-name="gr6" draw:text-style-name="P2" draw:layer="layout" svg:width="3.048cm" svg:height="0.762cm" svg:x="1.57cm" svg:y="11.878cm">
          <text:p text:style-name="P1"><text:span text:style-name="T1">Calibration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094cm" svg:y1="11.878cm" svg:x2="3.094cm" svg:y2="9.246cm">
          <text:p/>
        </draw:line>
        <draw:custom-shape draw:style-name="gr7" draw:text-style-name="P2" draw:layer="layout" svg:width="2.794cm" svg:height="0.762cm" svg:x="5.57cm" svg:y="6.278cm">
          <text:p text:style-name="P1"><text:span text:style-name="T1">Accep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112cm" svg:y1="7.048cm" svg:x2="7.112cm" svg:y2="9.244cm">
          <text:p/>
        </draw:line>
        <draw:custom-shape draw:style-name="gr8" draw:text-style-name="P2" draw:layer="layout" svg:width="2.54cm" svg:height="0.762cm" svg:x="5.57cm" svg:y="11.878cm">
          <text:p text:style-name="P1"><text:span text:style-name="T1">PID cuts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858cm" svg:y1="11.878cm" svg:x2="6.858cm" svg:y2="9.246cm">
          <text:p/>
        </draw:line>
        <draw:custom-shape draw:style-name="gr8" draw:text-style-name="P2" draw:layer="layout" svg:width="2.54cm" svg:height="0.762cm" svg:x="8.57cm" svg:y="6.278cm">
          <text:p text:style-name="P1"><text:span text:style-name="T1">Efficiency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12cm" svg:y1="7.048cm" svg:x2="9.812cm" svg:y2="9.244cm">
          <text:p/>
        </draw:line>
        <draw:custom-shape draw:style-name="gr9" draw:text-style-name="P2" draw:layer="layout" svg:width="2.54cm" svg:height="1.27cm" svg:x="8.27cm" svg:y="11.878cm">
          <text:p text:style-name="P1"><text:span text:style-name="T1">Radiative</text:span></text:p>
          <text:p text:style-name="P1"><text:span text:style-name="T1">Corre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558cm" svg:y1="11.879cm" svg:x2="9.558cm" svg:y2="9.247cm">
          <text:p/>
        </draw:line>
        <draw:custom-shape draw:style-name="gr9" draw:text-style-name="P2" draw:layer="layout" svg:width="2.54cm" svg:height="1.27cm" svg:x="11.27cm" svg:y="5.778cm">
          <text:p text:style-name="P1"><text:span text:style-name="T1">Positron</text:span></text:p>
          <text:p text:style-name="P1"><text:span text:style-name="T1">subtra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412cm" svg:y1="7.048cm" svg:x2="12.412cm" svg:y2="9.244cm">
          <text:p/>
        </draw:line>
        <draw:custom-shape draw:style-name="gr9" draw:text-style-name="P2" draw:layer="layout" svg:width="2.54cm" svg:height="1.27cm" svg:x="11.07cm" svg:y="11.878cm">
          <text:p text:style-name="P1"><text:span text:style-name="T1">Coulomb</text:span></text:p>
          <text:p text:style-name="P1"><text:span text:style-name="T1">Correction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258cm" svg:y1="11.88cm" svg:x2="12.258cm" svg:y2="9.248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8T20:33:00.876700606</meta:creation-date>
    <dc:date>2019-02-08T21:16:58.714895833</dc:date>
    <meta:editing-duration>PT4M44S</meta:editing-duration>
    <meta:editing-cycles>3</meta:editing-cycles>
    <meta:generator>LibreOffice/5.3.6.1$Linux_X86_64 LibreOffice_project/30$Build-1</meta:generator>
    <meta:document-statistic meta:object-count="52"/>
  </office:meta>
</office:document-meta>
</file>